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2" svg:font-family="'Ubuntu Mono'" style:font-pitch="fixed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Times New Roman1" svg:font-family="'Times New Roman'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Ubuntu Mono3" svg:font-family="'Ubuntu Mono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686db0" officeooo:paragraph-rsid="00686db0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Ubuntu Mono2"/>
    </style:style>
    <style:style style:name="P4" style:family="paragraph">
      <style:paragraph-properties fo:text-align="start"/>
      <style:text-properties style:font-name="Ubuntu Mono2" fo:font-weight="bold" style:font-weight-asian="bold" style:font-weight-complex="bold"/>
    </style:style>
    <style:style style:name="T1" style:family="text">
      <style:text-properties style:font-name="Ubuntu Mono2" fo:font-weight="bold" style:font-weight-asian="bold" style:font-weight-complex="bold"/>
    </style:style>
    <style:style style:name="T2" style:family="text">
      <style:text-properties style:font-name="Ubuntu Mono2"/>
    </style:style>
    <style:style style:name="T3" style:family="text">
      <style:text-properties style:text-position="0% 100%" style:font-name="Ubuntu Mono2"/>
    </style:style>
    <style:style style:name="T4" style:family="text">
      <style:text-properties style:text-position="0% 100%" style:font-name="Ubuntu Mono2" fo:font-weight="bold" style:font-weight-asian="bold" style:font-weight-complex="bold"/>
    </style:style>
    <style:style style:name="T5" style:family="text">
      <style:text-properties style:text-position="0% 100%" style:font-name="Ubuntu Mono2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gradient" draw:fill-gradient-name="Tango_20_Yell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gradient" draw:fill-gradient-name="Gradient_20_8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gradient" draw:fill-gradient-name="Tango_20_Orang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gradient" draw:fill-gradient-name="Tango_20_Gree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gradient" draw:fill-gradient-name="Gradient_20_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gradient" draw:fill-gradient-name="Gradient_20_1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0" draw:style-name="gr1" draw:text-style-name="P3" svg:width="5.61cm" svg:height="2.223cm" svg:x="0.019cm" svg:y="1.626cm"><text:p text:style-name="P2"><text:span text:style-name="T1">Directory inode</text:span></text:p><text:p text:style-name="P2"><text:span text:style-name="T2">Document.pdf →</text:span><text:span text:style-name="T3"> 10300</text:span></text:p><text:p text:style-name="P2"><text:span text:style-name="T3">Document.odt → 10301 </text:span></text:p></draw:rect><draw:rect text:anchor-type="paragraph" draw:z-index="1" draw:style-name="gr1" draw:text-style-name="P3" svg:width="5.61cm" svg:height="2.223cm" svg:x="0.019cm" svg:y="3.849cm"><text:p text:style-name="P2"><text:span text:style-name="T1">Directory inode</text:span></text:p><text:p text:style-name="P2"><text:span text:style-name="T3">Rysunek1.bmp → 10399</text:span></text:p><text:p text:style-name="P2"><text:span text:style-name="T3">Rysunek2.bmp → 10399</text:span></text:p></draw:rect><draw:rect text:anchor-type="paragraph" draw:z-index="2" draw:style-name="gr1" draw:text-style-name="P3" svg:width="5.61cm" svg:height="2.223cm" svg:x="0.019cm" svg:y="6.071cm"><text:p text:style-name="P2"><text:span text:style-name="T1">Directory inode</text:span></text:p><text:p text:style-name="P2"><text:span text:style-name="T3">Last → 10400</text:span></text:p><text:p text:style-name="P2"><text:span text:style-name="T3">(Null)</text:span></text:p></draw:rect><draw:rect text:anchor-type="paragraph" draw:z-index="3" draw:style-name="gr2" draw:text-style-name="P3" svg:width="5.689cm" svg:height="3.229cm" svg:x="5.629cm" svg:y="1.626cm"><text:p text:style-name="P2"><text:span text:style-name="T4">File inode</text:span></text:p><text:p text:style-name="P2"><text:span text:style-name="T5">Ino number: 10399</text:span></text:p><text:p text:style-name="P2"><text:span text:style-name="T5">Size: 1200100 bytes</text:span></text:p><text:p text:style-name="P2"><text:span text:style-name="T5">Attributes: rw-rw-rw-</text:span></text:p><text:p text:style-name="P2"><text:span text:style-name="T5">First pointer: 40100</text:span></text:p></draw:rect><draw:rect text:anchor-type="paragraph" draw:z-index="4" draw:style-name="gr3" draw:text-style-name="P4" svg:width="5.689cm" svg:height="3.229cm" svg:x="5.629cm" svg:y="8.082cm"><text:p text:style-name="P2"><text:span text:style-name="T4">Indirect pointer block</text:span></text:p><text:p text:style-name="P2"><text:span text:style-name="T5">40101</text:span></text:p><text:p text:style-name="P2"><text:span text:style-name="T5">40102</text:span></text:p><text:p text:style-name="P2"><text:span text:style-name="T5">40103</text:span></text:p><text:p text:style-name="P2"><text:span text:style-name="T5">40104</text:span></text:p></draw:rect><draw:rect text:anchor-type="paragraph" draw:z-index="5" draw:style-name="gr3" draw:text-style-name="P4" svg:width="5.689cm" svg:height="3.229cm" svg:x="5.629cm" svg:y="11.31cm"><text:p text:style-name="P2"><text:span text:style-name="T4">Indirect pointer block</text:span></text:p><text:p text:style-name="P2"><text:span text:style-name="T5">40101</text:span></text:p><text:p text:style-name="P2"><text:span text:style-name="T5">40102</text:span></text:p><text:p text:style-name="P2"><text:span text:style-name="T5">40103</text:span></text:p><text:p text:style-name="P2"><text:span text:style-name="T5">40104</text:span></text:p></draw:rect><draw:rect text:anchor-type="paragraph" draw:z-index="6" draw:style-name="gr3" draw:text-style-name="P4" svg:width="5.689cm" svg:height="3.229cm" svg:x="5.629cm" svg:y="14.538cm"><text:p text:style-name="P2"><text:span text:style-name="T4">Indirect pointer block</text:span></text:p><text:p text:style-name="P2"><text:span text:style-name="T5">40101</text:span></text:p><text:p text:style-name="P2"><text:span text:style-name="T5">40102</text:span></text:p><text:p text:style-name="P2"><text:span text:style-name="T5">40103</text:span></text:p><text:p text:style-name="P2"><text:span text:style-name="T5">40104</text:span></text:p></draw:rect><draw:rect text:anchor-type="paragraph" draw:z-index="7" draw:style-name="gr1" draw:text-style-name="P3" svg:width="5.61cm" svg:height="2.223cm" svg:x="0.019cm" svg:y="8.294cm"><text:p text:style-name="P2"><text:span text:style-name="T1">Directory inode</text:span></text:p><text:p text:style-name="P2"><text:span text:style-name="T2">Document.pdf →</text:span><text:span text:style-name="T3"> 10300</text:span></text:p><text:p text:style-name="P2"><text:span text:style-name="T3">Document.odt → 10301 </text:span></text:p></draw:rect><draw:rect text:anchor-type="paragraph" draw:z-index="8" draw:style-name="gr1" draw:text-style-name="P3" svg:width="5.61cm" svg:height="2.223cm" svg:x="0.019cm" svg:y="10.516cm"><text:p text:style-name="P2"><text:span text:style-name="T1">Directory inode</text:span></text:p><text:p text:style-name="P2"><text:span text:style-name="T3">Rysunek1.bmp → 10399</text:span></text:p><text:p text:style-name="P2"><text:span text:style-name="T3">Rysunek2.bmp → 10399</text:span></text:p></draw:rect><draw:rect text:anchor-type="paragraph" draw:z-index="9" draw:style-name="gr2" draw:text-style-name="P3" svg:width="5.689cm" svg:height="3.229cm" svg:x="5.629cm" svg:y="4.854cm"><text:p text:style-name="P2"><text:span text:style-name="T4">File inode</text:span></text:p><text:p text:style-name="P2"><text:span text:style-name="T5">Ino number: 10399</text:span></text:p><text:p text:style-name="P2"><text:span text:style-name="T5">Size: 1200100 bytes</text:span></text:p><text:p text:style-name="P2"><text:span text:style-name="T5">Attributes: rw-rw-rw-</text:span></text:p><text:p text:style-name="P2"><text:span text:style-name="T5">First pointer: 40100</text:span></text:p></draw:rect><draw:rect text:anchor-type="paragraph" draw:z-index="10" draw:style-name="gr4" draw:text-style-name="P3" svg:width="5.61cm" svg:height="2.223cm" svg:x="0.019cm" svg:y="12.739cm"><text:p text:style-name="P2"><text:span text:style-name="T4">Extended attributes</text:span></text:p><text:p text:style-name="P2"><text:span text:style-name="T5">Someint = 1234</text:span></text:p><text:p text:style-name="P2"><text:span text:style-name="T5">Somestring = xyz</text:span></text:p></draw:rect><draw:rect text:anchor-type="paragraph" draw:z-index="11" draw:style-name="gr4" draw:text-style-name="P3" svg:width="5.61cm" svg:height="2.223cm" svg:x="0.019cm" svg:y="14.961cm"><text:p text:style-name="P2"><text:span text:style-name="T4">Extended attributes</text:span></text:p><text:p text:style-name="P2"><text:span text:style-name="T5">Someint = 1234</text:span></text:p><text:p text:style-name="P2"><text:span text:style-name="T5">Somestring = xyz</text:span></text:p></draw:rect><draw:rect text:anchor-type="paragraph" draw:z-index="12" draw:style-name="gr4" draw:text-style-name="P3" svg:width="5.61cm" svg:height="2.223cm" svg:x="0.019cm" svg:y="17.184cm"><text:p text:style-name="P2"><text:span text:style-name="T4">Extended attributes</text:span></text:p><text:p text:style-name="P2"><text:span text:style-name="T5">Someint = 1234</text:span></text:p><text:p text:style-name="P2"><text:span text:style-name="T5">Somestring = xyz</text:span></text:p></draw:rect><draw:rect text:anchor-type="paragraph" draw:z-index="13" draw:style-name="gr5" draw:text-style-name="P3" svg:width="5.61cm" svg:height="2.223cm" svg:x="11.317cm" svg:y="1.626cm"><text:p text:style-name="P2"><text:span text:style-name="T4">Content</text:span></text:p><text:p text:style-name="P2"><text:span text:style-name="T5">1A2B3C4D1A2B3C4D1A2B3C4D</text:span></text:p><text:p text:style-name="P2"><text:span text:style-name="T5"/></text:p></draw:rect><draw:rect text:anchor-type="paragraph" draw:z-index="14" draw:style-name="gr5" draw:text-style-name="P3" svg:width="5.61cm" svg:height="2.223cm" svg:x="11.317cm" svg:y="3.849cm"><text:p text:style-name="P2"><text:span text:style-name="T4">Content</text:span></text:p><text:p text:style-name="P2"><text:span text:style-name="T5">1A2B3C4D1A2B3C4D1A2B3C4D</text:span></text:p><text:p text:style-name="P2"><text:span text:style-name="T5"/></text:p></draw:rect><draw:rect text:anchor-type="paragraph" draw:z-index="15" draw:style-name="gr5" draw:text-style-name="P3" svg:width="5.61cm" svg:height="2.223cm" svg:x="11.317cm" svg:y="6.071cm"><text:p text:style-name="P2"><text:span text:style-name="T4">Content</text:span></text:p><text:p text:style-name="P2"><text:span text:style-name="T5">1A2B3C4D1A2B3C4D1A2B3C4D</text:span></text:p><text:p text:style-name="P2"><text:span text:style-name="T5"/></text:p></draw:rect><draw:rect text:anchor-type="paragraph" draw:z-index="16" draw:style-name="gr5" draw:text-style-name="P3" svg:width="5.61cm" svg:height="2.223cm" svg:x="11.317cm" svg:y="8.294cm"><text:p text:style-name="P2"><text:span text:style-name="T4">Content</text:span></text:p><text:p text:style-name="P2"><text:span text:style-name="T5">1A2B3C4D1A2B3C4D1A2B3C4D</text:span></text:p><text:p text:style-name="P2"><text:span text:style-name="T5"/></text:p></draw:rect><draw:rect text:anchor-type="paragraph" draw:z-index="17" draw:style-name="gr6" draw:text-style-name="P3" svg:width="5.61cm" svg:height="3.414cm" svg:x="11.317cm" svg:y="10.516cm"><text:p text:style-name="P2"><text:span text:style-name="T4">Journal</text:span></text:p><text:p text:style-name="P2"><text:span text:style-name="T5">(two phase protocol)</text:span></text:p></draw:rect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2" svg:font-family="'Ubuntu Mono'" style:font-pitch="fixed"/>
    <style:font-face style:name="Ubuntu Mono1" svg:font-family="'Ubuntu Mono'" style:font-adornments="Gras" style:font-pitch="fixed"/>
    <style:font-face style:name="Ubuntu Mono" svg:font-family="'Ubuntu Mono'" style:font-adornments="Normal" style:font-pitch="fixed"/>
    <style:font-face style:name="DejaVu Sans Mono" svg:font-family="'DejaVu Sans Mono'" style:font-family-generic="modern" style:font-pitch="fixed"/>
    <style:font-face style:name="Dustismo1" svg:font-family="Dustismo" style:font-adornments="Italique" style:font-pitch="variable"/>
    <style:font-face style:name="Dustismo" svg:font-family="Dustismo" style:font-adornments="Italique gras" style:font-pitch="variable"/>
    <style:font-face style:name="Times New Roman1" svg:font-family="'Times New Roman'" style:font-pitch="variable"/>
    <style:font-face style:name="Ubuntu1" svg:font-family="Ubuntu" style:font-adornments="Italique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Ubuntu Mono3" svg:font-family="'Ubuntu Mono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Deep_20_Green" draw:display-name="Deep Green" draw:style="linear" draw:start-color="#314004" draw:end-color="#aecf00" draw:start-intensity="100%" draw:end-intensity="100%" draw:angle="2250" draw:border="0%"/>
    <draw:gradient draw:name="Gradient_20_10" draw:display-name="Gradient 10" draw:style="linear" draw:start-color="#ffd320" draw:end-color="#ff950e" draw:start-intensity="100%" draw:end-intensity="100%" draw:angle="300" draw:border="0%"/>
    <draw:gradient draw:name="Gradient_20_11" draw:display-name="Gradient 11" draw:style="linear" draw:start-color="#ad7fa8" draw:end-color="#993366" draw:start-intensity="100%" draw:end-intensity="100%" draw:angle="600" draw:border="0%"/>
    <draw:gradient draw:name="Gradient_20_12" draw:display-name="Gradient 12" draw:style="linear" draw:start-color="#ff99cc" draw:end-color="#cc6699" draw:start-intensity="100%" draw:end-intensity="100%" draw:angle="600" draw:border="0%"/>
    <draw:gradient draw:name="Gradient_20_14" draw:display-name="Gradient 14" draw:style="linear" draw:start-color="#aecf00" draw:end-color="#579d1c" draw:start-intensity="100%" draw:end-intensity="100%" draw:angle="300" draw:border="0%"/>
    <draw:gradient draw:name="Gradient_20_2" draw:display-name="Gradient 2" draw:style="linear" draw:start-color="#ccffcc" draw:end-color="#99cc99" draw:start-intensity="100%" draw:end-intensity="100%" draw:angle="300" draw:border="0%"/>
    <draw:gradient draw:name="Gradient_20_3" draw:display-name="Gradient 3" draw:style="linear" draw:start-color="#ff420e" draw:end-color="#c5000b" draw:start-intensity="100%" draw:end-intensity="100%" draw:angle="300" draw:border="0%"/>
    <draw:gradient draw:name="Gradient_20_4" draw:display-name="Gradient 4" draw:style="linear" draw:start-color="#ff950e" draw:end-color="#ff420e" draw:start-intensity="100%" draw:end-intensity="100%" draw:angle="300" draw:border="0%"/>
    <draw:gradient draw:name="Gradient_20_5" draw:display-name="Gradient 5" draw:style="linear" draw:start-color="#83caff" draw:end-color="#0084d1" draw:start-intensity="100%" draw:end-intensity="100%" draw:angle="300" draw:border="0%"/>
    <draw:gradient draw:name="Gradient_20_6" draw:display-name="Gradient 6" draw:style="linear" draw:start-color="#dddddd" draw:end-color="#b2b2b2" draw:start-intensity="100%" draw:end-intensity="100%" draw:angle="300" draw:border="0%"/>
    <draw:gradient draw:name="Gradient_20_7" draw:display-name="Gradient 7" draw:style="linear" draw:start-color="#cfe7f5" draw:end-color="#83caff" draw:start-intensity="100%" draw:end-intensity="100%" draw:angle="300" draw:border="0%"/>
    <draw:gradient draw:name="Gradient_20_8" draw:display-name="Gradient 8" draw:style="linear" draw:start-color="#83caff" draw:end-color="#3399ff" draw:start-intensity="100%" draw:end-intensity="100%" draw:angle="300" draw:border="0%"/>
    <draw:gradient draw:name="Gradient_20_9" draw:display-name="Gradient 9" draw:style="linear" draw:start-color="#dddddd" draw:end-color="#b2b2b2" draw:start-intensity="100%" draw:end-intensity="100%" draw:angle="300" draw:border="0%"/>
    <draw:gradient draw:name="Olive_20_Green" draw:display-name="Olive Green" draw:style="linear" draw:start-color="#3f4f3d" draw:end-color="#83a67f" draw:start-intensity="100%" draw:end-intensity="100%" draw:angle="60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cm" fo:margin-bottom="0.101cm" style:contextual-spacing="false" fo:text-align="justify" style:justify-single-word="false" fo:text-indent="0.199cm" style:auto-text-indent="false" style:page-number="auto" fo:background-color="transparent" style:shadow="none" text:number-lines="true" text:line-number="0">
        <style:background-image/>
      </style:paragraph-properties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cm" fo:margin-bottom="1cm" style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>
        <style:background-image/>
      </style:paragraph-properties>
      <style:text-properties style:font-name="Ubuntu Medium" fo:font-family="'Ubuntu Medium'" style:font-pitch="variable" fo:font-size="2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style:page-number="auto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style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101cm" fo:margin-right="0cm" fo:margin-top="0.6cm" fo:margin-bottom="0.6cm" style:contextual-spacing="false" fo:text-align="start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8pt" fo:font-weight="normal" fo:background-color="#e6e6e6" style:font-size-asian="18pt" style:font-weight-asian="normal" style:font-size-complex="18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101cm" fo:margin-right="0cm" fo:margin-top="0.3cm" fo:margin-bottom="0.3cm" style:contextual-spacing="false" fo:text-align="start" style:justify-single-word="false" fo:text-indent="-0.101cm" style:auto-text-indent="false" style:page-number="auto" fo:background-color="#e6e6e6" fo:padding-left="0.25cm" fo:padding-right="0.25cm" fo:padding-top="0.15cm" fo:padding-bottom="0.15cm" fo:border-left="3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6pt" fo:font-style="normal" fo:font-weight="normal" style:font-size-asian="16pt" style:font-style-asian="italic" style:font-weight-asian="normal" style:font-size-complex="16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join-border="false">
        <style:tab-stops/>
        <style:background-image/>
      </style:paragraph-properties>
      <style:text-properties style:font-name="Ubuntu Medium1" fo:font-family="'Ubuntu Medium'" style:font-style-name="Medium" style:font-pitch="variable" fo:font-size="14pt" fo:font-style="normal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next-style-name="Text_20_body" style:default-outline-level="4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  <style:background-image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  <style:background-image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style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Subtitle" style:family="paragraph" style:parent-style-name="Heading" style:next-style-name="Text_20_body" style:class="chapter">
      <style:paragraph-properties fo:margin-top="0.4cm" fo:margin-bottom="0.6cm" style:contextual-spacing="false" fo:text-align="center" style:justify-single-word="false" fo:background-color="#cfe7f5">
        <style:background-image/>
      </style:paragraph-properties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de_20_Source" style:display-name="Code Source" style:family="paragraph" style:parent-style-name="Text_20_body" style:list-style-name="Numérotation_20_Code" style:class="text" style:master-page-name="">
      <style:paragraph-properties fo:margin-left="0cm" fo:margin-right="0cm" fo:margin-top="0cm" fo:margin-bottom="0cm" style:contextual-spacing="false" fo:text-align="start" style:justify-single-word="false" fo:keep-together="auto" style:register-true="false" fo:text-indent="0cm" style:auto-text-indent="false" style:page-number="auto" fo:background-color="#e6e6ff" fo:padding="0.9cm" fo:border-left="0.99pt solid #808080" fo:border-right="none" fo:border-top="none" fo:border-bottom="none" style:shadow="none" fo:keep-with-next="auto" text:number-lines="true" text:line-number="0">
        <style:tab-stops/>
        <style:background-image/>
      </style:paragraph-properties>
      <style:text-properties fo:color="#000000" style:font-name="Ubuntu Mono" fo:font-family="'Ubuntu Mono'" style:font-style-name="Normal" style:font-pitch="fixed" style:font-size-asian="10.5pt"/>
    </style:style>
    <style:style style:name="Console" style:family="paragraph" style:parent-style-name="Text_20_body" style:default-outline-level="" style:list-style-name="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  <style:background-image/>
      </style:paragraph-properties>
      <style:text-properties fo:color="#e6e6e6" style:font-name="Ubuntu Mono" fo:font-family="'Ubuntu Mono'" style:font-style-name="Normal" style:font-pitch="fixed" style:font-size-asian="10.5pt" fo:hyphenate="false" fo:hyphenation-remain-char-count="2" fo:hyphenation-push-char-count="2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Sekcja" style:family="paragraph" style:parent-style-name="Text_20_body">
      <style:paragraph-properties fo:text-align="center" style:justify-single-word="false"/>
      <style:text-properties fo:font-size="14pt" fo:font-weight="bold" officeooo:rsid="004c622f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Author" style:family="paragraph" style:parent-style-name="Text_20_body">
      <style:paragraph-properties fo:text-align="end" style:justify-single-word="false"/>
      <style:text-properties officeooo:rsid="003f9243"/>
    </style:style>
    <style:style style:name="Sekcja_20_2" style:display-name="Sekcja 2" style:family="paragraph" style:parent-style-name="Sekcja" style:class="text">
      <style:text-properties fo:font-size="12pt" officeooo:rsid="004de5cb" style:font-size-asian="12pt" style:font-size-complex="12pt"/>
    </style:style>
    <style:style style:name="Margines" style:family="paragraph" style:parent-style-name="Text_20_body" style:class="extra">
      <style:paragraph-properties fo:text-align="center" style:justify-single-word="false" fo:padding="0.049cm" fo:border-left="none" fo:border-right="none" fo:border-top="0.06pt solid #800000" fo:border-bottom="0.06pt solid #800000" style:shadow="none">
        <style:tab-stops/>
      </style:paragraph-properties>
      <style:text-properties fo:color="#800000" fo:font-weight="normal" officeooo:rsid="004de597" style:font-weight-asian="normal" style:font-weight-complex="normal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1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cm" style:dynamic-spacing="false"/>
      </style:header-style>
      <style:footer-style>
        <style:header-footer-properties svg:height="1cm" fo:margin-left="0cm" fo:margin-right="0cm" fo:margin-top="0.4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ext_20_body"/>
      </style:header>
      <style:footer>
        <text:p text:style-name="Text_20_body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17:11:40.315821699</meta:creation-date>
    <meta:editing-duration>PT41M37S</meta:editing-duration>
    <meta:editing-cycles>26</meta:editing-cycles>
    <meta:generator>LibreOffice/4.2.7.2$Linux_X86_64 LibreOffice_project/420m0$Build-2</meta:generator>
    <dc:date>2015-04-11T20:47:46.577179568</dc:date>
    <meta:document-statistic meta:table-count="0" meta:image-count="0" meta:object-count="0" meta:page-count="1" meta:paragraph-count="1" meta:word-count="1" meta:character-count="1" meta:non-whitespace-character-count="1"/>
  </office:meta>
</office:document-meta>
</file>